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Solar system</text:p>
          </table:table-cell>
          <table:table-cell office:value-type="string" calcext:value-type="string">
            <text:p>5KW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currency" office:currency="CAD" office:value="4500" calcext:value-type="currency">
            <text:p>$4,500.00</text:p>
          </table:table-cell>
        </table:table-row>
        <table:table-row table:style-name="ro1">
          <table:table-cell office:value-type="string" calcext:value-type="string">
            <text:p>3D scanner </text:p>
          </table:table-cell>
          <table:table-cell office:value-type="string" calcext:value-type="string">
            <text:p>MS Kinect modul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40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currency" office:currency="CAD" office:value="80" calcext:value-type="currency">
            <text:p>$80.00</text:p>
          </table:table-cell>
        </table:table-row>
        <table:table-row table:style-name="ro1">
          <table:table-cell office:value-type="string" calcext:value-type="string">
            <text:p>Raspberry pi <text:s/></text:p>
          </table:table-cell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currency" office:currency="CAD" office:value="45" calcext:value-type="currency">
            <text:p>$45.00</text:p>
          </table:table-cell>
        </table:table-row>
        <table:table-row table:style-name="ro1">
          <table:table-cell office:value-type="string" calcext:value-type="string">
            <text:p>Filament extruder</text:p>
          </table:table-cell>
          <table:table-cell office:value-type="string" calcext:value-type="string">
            <text:p>Filastru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Filament winder</text:p>
          </table:table-cell>
          <table:table-cell office:value-type="string" calcext:value-type="string">
            <text:p>Filawind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currency" office:currency="CAD" office:value="170" calcext:value-type="currency">
            <text:p>$170.00</text:p>
          </table:table-cell>
        </table:table-row>
        <table:table-row table:style-name="ro1">
          <table:table-cell office:value-type="string" calcext:value-type="string">
            <text:p>Printer enclosure cabinets</text:p>
          </table:table-cell>
          <table:table-cell office:value-type="string" calcext:value-type="string">
            <text:p>Each cabinet supports 6 printers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formula="of:=[.D8]*[.C8]" office:value-type="currency" office:currency="CAD" office:value="1080" calcext:value-type="currency">
            <text:p>$1,080.00</text:p>
          </table:table-cell>
        </table:table-row>
        <table:table-row table:style-name="ro1">
          <table:table-cell office:value-type="string" calcext:value-type="string">
            <text:p>Work chai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D9]*[.C9]"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9])" office:value-type="currency" office:currency="CAD" office:value="6285" calcext:value-type="currency">
            <text:p>$6,285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Thinn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400" calcext:value-type="currency">
            <text:p>$400.00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table:number-columns-repeated="3"/>
          <table:table-cell office:value-type="currency" office:currency="CAD" office:value="500" calcext:value-type="currency">
            <text:p>$5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3:.E15])" office:value-type="currency" office:currency="CAD" office:value="960" calcext:value-type="currency">
            <text:p>$960.0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Engineering sal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19]*[.C19]*12" office:value-type="currency" office:currency="CAD" office:value="24000" calcext:value-type="currency">
            <text:p>$24,000.00</text:p>
          </table:table-cell>
        </table:table-row>
        <table:table-row table:style-name="ro1">
          <table:table-cell office:value-type="string" calcext:value-type="string">
            <text:p>Support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0]*[.C20]*12" office:value-type="currency" office:currency="CAD" office:value="6000" calcext:value-type="currency">
            <text:p>$6,000.00</text:p>
          </table:table-cell>
        </table:table-row>
        <table:table-row table:style-name="ro1">
          <table:table-cell office:value-type="string" calcext:value-type="string">
            <text:p>Social media ads/expen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1]*[.C21]*12" office:value-type="currency" office:currency="CAD" office:value="120" calcext:value-type="currency">
            <text:p>$120.00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2]*[.C22]*12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D23]*[.C23]*12" office:value-type="currency" office:currency="CAD" office:value="420" calcext:value-type="currency">
            <text:p>$420.00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600" calcext:value-type="currency">
            <text:p>$3,6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9:.E24])" office:value-type="currency" office:currency="CAD" office:value="35340" calcext:value-type="currency">
            <text:p>$35,340.00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.E10]" office:value-type="currency" office:currency="CAD" office:value="6285" calcext:value-type="currency">
            <text:p>$6,285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.E16]" office:value-type="currency" office:currency="CAD" office:value="960" calcext:value-type="currency">
            <text:p>$9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onthly recurring costs</text:p>
          </table:table-cell>
          <table:covered-table-cell table:number-columns-repeated="3"/>
          <table:table-cell table:formula="of:=[.E25]" office:value-type="currency" office:currency="CAD" office:value="35340" calcext:value-type="currency">
            <text:p>$35,34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0:.E32])" office:value-type="currency" office:currency="CAD" office:value="42585" calcext:value-type="currency">
            <text:p>$42,58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7-03-05T10:45:19.286288152</dc:date>
    <meta:editing-duration>PT9H4M31S</meta:editing-duration>
    <meta:editing-cycles>18</meta:editing-cycles>
    <meta:generator>LibreOffice/5.2.2.2$Linux_X86_64 LibreOffice_project/20m0$Build-2</meta:generator>
    <meta:document-statistic meta:table-count="1" meta:cell-count="102" meta:object-count="0"/>
  </office:meta>
</office:document-meta>
</file>